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margin-top="0in" fo:margin-bottom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HTML_20_Preformatted">
      <style:paragraph-properties fo:margin-left="0.25in" fo:margin-right="0in" fo:text-indent="0in" style:auto-text-indent="false"/>
    </style:style>
    <style:style style:name="P3" style:family="paragraph" style:parent-style-name="HTML_20_Preformatted">
      <style:paragraph-properties fo:margin-left="0.25in" fo:margin-right="0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 style:master-page-name="Standard">
      <style:paragraph-properties fo:margin-top="0.0693in" fo:margin-bottom="0.0693in" fo:line-height="100%" fo:text-align="center" style:justify-single-word="false" style:page-number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Normal_20__28_Web_29_" style:list-style-name="WWNum2"/>
    <style:style style:name="P7" style:family="paragraph" style:parent-style-name="Normal_20__28_Web_29_" style:list-style-name="WWNum2">
      <style:text-properties fo:font-weight="normal" style:font-weight-asian="normal" style:font-weight-complex="normal"/>
    </style:style>
    <style:style style:name="P8" style:family="paragraph" style:parent-style-name="HTML_20_Preformatted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9" style:family="paragraph" style:parent-style-name="HTML_20_Preformatted" style:list-style-name="WWNum2">
      <style:text-properties fo:font-weight="normal" style:font-weight-asian="normal" style:font-weight-complex="normal"/>
    </style:style>
    <style:style style:name="P10" style:family="paragraph" style:parent-style-name="HTML_20_Preformatted">
      <style:paragraph-properties fo:margin-left="0.25in" fo:margin-right="0in" fo:text-indent="0in" style:auto-text-indent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1" style:family="paragraph" style:parent-style-name="HTML_20_Preformatted">
      <style:paragraph-properties fo:margin-left="0.25in" fo:margin-right="0in" fo:text-indent="0in" style:auto-text-indent="false"/>
      <style:text-properties fo:font-weight="normal" style:font-weight-asian="normal" style:font-weight-complex="normal"/>
    </style:style>
    <style:style style:name="P12" style:family="paragraph" style:parent-style-name="List_20_Paragraph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3" style:family="paragraph" style:parent-style-name="List_20_Paragraph" style:list-style-name="WWNum2">
      <style:text-properties fo:font-weight="normal" style:font-weight-asian="normal" style:font-weight-complex="normal"/>
    </style:style>
    <style:style style:name="P14" style:family="paragraph" style:parent-style-name="List_20_Paragraph" style:list-style-name="WWNum2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VA Test - 3</text:p>
      <text:list xml:id="list6838196207596635962" text:style-name="WWNum2">
        <text:list-item>
          <text:p text:style-name="P14">What is the output of this program?</text:p>
        </text:list-item>
      </text:list>
      <text:p text:style-name="P1"><text:s text:c="4"/>class evaluate {</text:p>
      <text:p text:style-name="P1"><text:s text:c="8"/>public static void main(String args[]) </text:p>
      <text:p text:style-name="P1"><text:s text:c="8"/>{</text:p>
      <text:p text:style-name="P1"><text:s text:c="12"/>int a[] = {1,2,3,4,5};</text:p>
      <text:p text:style-name="P1"><text:tab/> <text:s text:c="3"/>int d[] = a;</text:p>
      <text:p text:style-name="P1"><text:tab/> <text:s text:c="3"/>int sum = 0;</text:p>
      <text:p text:style-name="P1"><text:tab/> <text:s text:c="3"/>for (int j = 0; j &lt; 3; ++j)</text:p>
      <text:p text:style-name="P1"><text:s text:c="16"/>sum += (a[j] * d[j + 1]) + (a[j + 1] * d[j]);</text:p>
      <text:p text:style-name="P1"><text:tab/> <text:s text:c="3"/>System.out.println(sum);</text:p>
      <text:p text:style-name="P1"><text:s text:c="8"/>} </text:p>
      <text:p text:style-name="P1"><text:s text:c="4"/>}</text:p>
      <text:p text:style-name="P1"/>
      <text:p text:style-name="P1"><text:s/></text:p>
      <text:p text:style-name="P1"/>
      <text:list xml:id="list29805714" text:continue-numbering="true" text:style-name="WWNum2">
        <text:list-item>
          <text:p text:style-name="P6">What is the output of this program?</text:p>
        </text:list-item>
      </text:list>
      <text:p text:style-name="P2"><text:span text:style-name="T3"><text:s text:c="4"/></text:span><text:span text:style-name="kw1"><text:span text:style-name="T3">class</text:span></text:span><text:span text:style-name="T3"> array_output </text:span><text:span text:style-name="br0"><text:span text:style-name="T3">{</text:span></text:span></text:p>
      <text:p text:style-name="P2"><text:span text:style-name="T3"><text:s text:c="8"/></text:span><text:span text:style-name="kw1"><text:span text:style-name="T3">public</text:span></text:span><text:span text:style-name="T3"> </text:span><text:span text:style-name="kw1"><text:span text:style-name="T3">static</text:span></text:span><text:span text:style-name="T3"> </text:span><text:span text:style-name="kw4"><text:span text:style-name="T3">void</text:span></text:span><text:span text:style-name="T3"> main</text:span><text:span text:style-name="br0"><text:span text:style-name="T3">(</text:span></text:span><text:span text:style-name="kw3"><text:span text:style-name="T3">String</text:span></text:span><text:span text:style-name="T3"> args</text:span><text:span text:style-name="br0"><text:span text:style-name="T3">[])</text:span></text:span><text:span text:style-name="T3"> </text:span></text:p>
      <text:p text:style-name="P2"><text:span text:style-name="T3"><text:s text:c="8"/></text:span><text:span text:style-name="br0"><text:span text:style-name="T3">{</text:span></text:span></text:p>
      <text:p text:style-name="P2"><text:span text:style-name="T3"><text:s text:c="7"/><text:tab/> <text:s text:c="3"/></text:span><text:span text:style-name="kw4"><text:span text:style-name="T3">int</text:span></text:span><text:span text:style-name="T3"> array_variable </text:span><text:span text:style-name="br0"><text:span text:style-name="T3">[]</text:span></text:span><text:span text:style-name="T3"> </text:span><text:span text:style-name="sy0"><text:span text:style-name="T3">=</text:span></text:span><text:span text:style-name="T3"> </text:span><text:span text:style-name="kw1"><text:span text:style-name="T3">new</text:span></text:span><text:span text:style-name="T3"> </text:span><text:span text:style-name="kw4"><text:span text:style-name="T3">int</text:span></text:span><text:span text:style-name="br0"><text:span text:style-name="T3">[</text:span></text:span><text:span text:style-name="nu0"><text:span text:style-name="T3">10</text:span></text:span><text:span text:style-name="br0"><text:span text:style-name="T3">]</text:span></text:span><text:span text:style-name="sy0"><text:span text:style-name="T3">;</text:span></text:span></text:p>
      <text:p text:style-name="P2"><text:span text:style-name="sy0"><text:span text:style-name="T3"/></text:span></text:p>
      <text:p text:style-name="P2"><text:span text:style-name="T3"><text:tab/> <text:s text:c="3"/></text:span><text:span text:style-name="kw1"><text:span text:style-name="T3">for</text:span></text:span><text:span text:style-name="T3"> </text:span><text:span text:style-name="br0"><text:span text:style-name="T3">(</text:span></text:span><text:span text:style-name="kw4"><text:span text:style-name="T3">int</text:span></text:span><text:span text:style-name="T3"> i </text:span><text:span text:style-name="sy0"><text:span text:style-name="T3">=</text:span></text:span><text:span text:style-name="T3"> </text:span><text:span text:style-name="nu0"><text:span text:style-name="T3">0</text:span></text:span><text:span text:style-name="sy0"><text:span text:style-name="T3">;</text:span></text:span><text:span text:style-name="T3"> i </text:span><text:span text:style-name="sy0"><text:span text:style-name="T3">&lt;</text:span></text:span><text:span text:style-name="T3"> </text:span><text:span text:style-name="nu0"><text:span text:style-name="T3">10</text:span></text:span><text:span text:style-name="sy0"><text:span text:style-name="T3">;</text:span></text:span><text:span text:style-name="T3"> </text:span><text:span text:style-name="sy0"><text:span text:style-name="T3">++</text:span></text:span><text:span text:style-name="T3">i</text:span><text:span text:style-name="br0"><text:span text:style-name="T3">)</text:span></text:span><text:span text:style-name="T3"> </text:span><text:span text:style-name="br0"><text:span text:style-name="T3">{</text:span></text:span></text:p>
      <text:p text:style-name="P2"><text:span text:style-name="T3"><text:s text:c="16"/>array_variable</text:span><text:span text:style-name="br0"><text:span text:style-name="T3">[</text:span></text:span><text:span text:style-name="T3">i</text:span><text:span text:style-name="br0"><text:span text:style-name="T3">]</text:span></text:span><text:span text:style-name="T3"> </text:span><text:span text:style-name="sy0"><text:span text:style-name="T3">=</text:span></text:span><text:span text:style-name="T3"> i</text:span><text:span text:style-name="sy0"><text:span text:style-name="T3">/</text:span></text:span><text:span text:style-name="nu0"><text:span text:style-name="T3">2</text:span></text:span><text:span text:style-name="sy0"><text:span text:style-name="T3">;</text:span></text:span></text:p>
      <text:p text:style-name="P2"><text:span text:style-name="T3"><text:s text:c="16"/>array_variable</text:span><text:span text:style-name="br0"><text:span text:style-name="T3">[</text:span></text:span><text:span text:style-name="T3">i</text:span><text:span text:style-name="br0"><text:span text:style-name="T3">]</text:span></text:span><text:span text:style-name="sy0"><text:span text:style-name="T3">++;</text:span></text:span></text:p>
      <text:p text:style-name="P2"><text:span text:style-name="T3"><text:s text:c="16"/></text:span><text:span text:style-name="kw3"><text:span text:style-name="T3">System</text:span></text:span><text:span text:style-name="T3">.</text:span><text:span text:style-name="me1"><text:span text:style-name="T3">out</text:span></text:span><text:span text:style-name="T3">.</text:span><text:span text:style-name="me1"><text:span text:style-name="T3">print</text:span></text:span><text:span text:style-name="br0"><text:span text:style-name="T3">(</text:span></text:span><text:span text:style-name="T3">array_variable</text:span><text:span text:style-name="br0"><text:span text:style-name="T3">[</text:span></text:span><text:span text:style-name="T3">i</text:span><text:span text:style-name="br0"><text:span text:style-name="T3">]</text:span></text:span><text:span text:style-name="T3"> </text:span><text:span text:style-name="sy0"><text:span text:style-name="T3">+</text:span></text:span><text:span text:style-name="T3"> </text:span><text:span text:style-name="st0"><text:span text:style-name="T3">" "</text:span></text:span><text:span text:style-name="br0"><text:span text:style-name="T3">)</text:span></text:span><text:span text:style-name="sy0"><text:span text:style-name="T3">;</text:span></text:span></text:p>
      <text:p text:style-name="P2"><text:span text:style-name="T3"><text:s text:c="16"/>i</text:span><text:span text:style-name="sy0"><text:span text:style-name="T3">++;</text:span></text:span></text:p>
      <text:p text:style-name="P2"><text:span text:style-name="T3"><text:s text:c="12"/></text:span><text:span text:style-name="br0"><text:span text:style-name="T3">}</text:span></text:span></text:p>
      <text:p text:style-name="P3"> </text:p>
      <text:p text:style-name="P2"><text:span text:style-name="T3"><text:s text:c="8"/></text:span><text:span text:style-name="br0"><text:span text:style-name="T3">}</text:span></text:span><text:span text:style-name="T3"> </text:span></text:p>
      <text:p text:style-name="P2"><text:span text:style-name="T3"><text:s text:c="4"/></text:span><text:span text:style-name="br0"><text:span text:style-name="T3">}</text:span></text:span></text:p>
      <text:p text:style-name="P2"><text:span text:style-name="br0"><text:span text:style-name="T3"/></text:span></text:p>
      <text:p text:style-name="P2"><text:span text:style-name="br0"><text:span text:style-name="T3"/></text:span></text:p>
      <text:p text:style-name="P2"><text:span text:style-name="br0"><text:span text:style-name="T3"/></text:span></text:p>
      <text:p text:style-name="P2"><text:span text:style-name="br0"><text:span text:style-name="T3"/></text:span></text:p>
      <text:p text:style-name="P2"><text:span text:style-name="br0"><text:span text:style-name="T3"><text:s/></text:span></text:span></text:p>
      <text:p text:style-name="P2"><text:span text:style-name="br0"><text:span text:style-name="T3"/></text:span></text:p>
      <text:list xml:id="list29810124" text:continue-numbering="true" text:style-name="WWNum2">
        <text:list-item>
          <text:p text:style-name="P6">What is the output of this program?</text:p>
        </text:list-item>
      </text:list>
      <text:p text:style-name="P2"><text:span text:style-name="T3"><text:s text:c="4"/></text:span><text:span text:style-name="kw1"><text:span text:style-name="T3">class</text:span></text:span><text:span text:style-name="T3"> variable_scope </text:span><text:span text:style-name="br0"><text:span text:style-name="T3">{</text:span></text:span></text:p>
      <text:p text:style-name="P2"><text:span text:style-name="T3"><text:s text:c="8"/></text:span><text:span text:style-name="kw1"><text:span text:style-name="T3">public</text:span></text:span><text:span text:style-name="T3"> </text:span><text:span text:style-name="kw1"><text:span text:style-name="T3">static</text:span></text:span><text:span text:style-name="T3"> </text:span><text:span text:style-name="kw4"><text:span text:style-name="T3">void</text:span></text:span><text:span text:style-name="T3"> main</text:span><text:span text:style-name="br0"><text:span text:style-name="T3">(</text:span></text:span><text:span text:style-name="kw3"><text:span text:style-name="T3">String</text:span></text:span><text:span text:style-name="T3"> args</text:span><text:span text:style-name="br0"><text:span text:style-name="T3">[])</text:span></text:span><text:span text:style-name="T3"> </text:span></text:p>
      <text:p text:style-name="P2"><text:span text:style-name="T3"><text:s text:c="8"/></text:span><text:span text:style-name="br0"><text:span text:style-name="T3">{</text:span></text:span></text:p>
      <text:p text:style-name="P2"><text:span text:style-name="T3"><text:s text:c="12"/></text:span><text:span text:style-name="kw4"><text:span text:style-name="T3">int</text:span></text:span><text:span text:style-name="T3"> x</text:span><text:span text:style-name="sy0"><text:span text:style-name="T3">;</text:span></text:span></text:p>
      <text:p text:style-name="P2"><text:span text:style-name="T3"><text:s text:c="12"/>x </text:span><text:span text:style-name="sy0"><text:span text:style-name="T3">=</text:span></text:span><text:span text:style-name="T3"> </text:span><text:span text:style-name="nu0"><text:span text:style-name="T3">5</text:span></text:span><text:span text:style-name="sy0"><text:span text:style-name="T3">;</text:span></text:span></text:p>
      <text:p text:style-name="P2"><text:span text:style-name="sy0"><text:span text:style-name="T3"/></text:span></text:p>
      <text:p text:style-name="P2"><text:soft-page-break/><text:span text:style-name="sy0"><text:span text:style-name="T3"/></text:span></text:p>
      <text:p text:style-name="P2"><text:span text:style-name="T3"><text:s text:c="12"/></text:span><text:span text:style-name="br0"><text:span text:style-name="T3">{</text:span></text:span></text:p>
      <text:p text:style-name="P2"><text:span text:style-name="T3"><text:tab/> <text:s text:c="7"/></text:span><text:span text:style-name="kw4"><text:span text:style-name="T3">int</text:span></text:span><text:span text:style-name="T3"> y </text:span><text:span text:style-name="sy0"><text:span text:style-name="T3">=</text:span></text:span><text:span text:style-name="T3"> </text:span><text:span text:style-name="nu0"><text:span text:style-name="T3">6</text:span></text:span><text:span text:style-name="sy0"><text:span text:style-name="T3">;//local</text:span></text:span></text:p>
      <text:p text:style-name="P2"><text:span text:style-name="T3"><text:tab/> <text:s text:c="7"/></text:span><text:span text:style-name="kw3"><text:span text:style-name="T3">System</text:span></text:span><text:span text:style-name="T3">.</text:span><text:span text:style-name="me1"><text:span text:style-name="T3">out</text:span></text:span><text:span text:style-name="T3">.</text:span><text:span text:style-name="me1"><text:span text:style-name="T3">print</text:span></text:span><text:span text:style-name="br0"><text:span text:style-name="T3">(</text:span></text:span><text:span text:style-name="T3">x </text:span><text:span text:style-name="sy0"><text:span text:style-name="T3">+</text:span></text:span><text:span text:style-name="T3"> </text:span><text:span text:style-name="st0"><text:span text:style-name="T3">" "</text:span></text:span><text:span text:style-name="T3"> </text:span><text:span text:style-name="sy0"><text:span text:style-name="T3">+</text:span></text:span><text:span text:style-name="T3"> y</text:span><text:span text:style-name="br0"><text:span text:style-name="T3">)</text:span></text:span><text:span text:style-name="sy0"><text:span text:style-name="T3">;</text:span></text:span></text:p>
      <text:p text:style-name="P2"><text:span text:style-name="T3"><text:s text:c="12"/></text:span><text:span text:style-name="br0"><text:span text:style-name="T3">}</text:span></text:span></text:p>
      <text:p text:style-name="P2"><text:span text:style-name="br0"><text:span text:style-name="T3"/></text:span></text:p>
      <text:p text:style-name="P2"><text:span text:style-name="T3"><text:s text:c="12"/></text:span><text:span text:style-name="kw3"><text:span text:style-name="T3">System</text:span></text:span><text:span text:style-name="T3">.</text:span><text:span text:style-name="me1"><text:span text:style-name="T3">out</text:span></text:span><text:span text:style-name="T3">.</text:span><text:span text:style-name="me1"><text:span text:style-name="T3">println</text:span></text:span><text:span text:style-name="br0"><text:span text:style-name="T3">(</text:span></text:span><text:span text:style-name="T3">x </text:span><text:span text:style-name="sy0"><text:span text:style-name="T3">+</text:span></text:span><text:span text:style-name="T3"> </text:span><text:span text:style-name="st0"><text:span text:style-name="T3">" "</text:span></text:span><text:span text:style-name="T3"> </text:span><text:span text:style-name="sy0"><text:span text:style-name="T3">+</text:span></text:span><text:span text:style-name="T3"> y</text:span><text:span text:style-name="br0"><text:span text:style-name="T3">)</text:span></text:span><text:span text:style-name="sy0"><text:span text:style-name="T3">;//</text:span></text:span></text:p>
      <text:p text:style-name="P2"><text:span text:style-name="T3"><text:s text:c="8"/></text:span><text:span text:style-name="br0"><text:span text:style-name="T3">}</text:span></text:span><text:span text:style-name="T3"> </text:span></text:p>
      <text:p text:style-name="P2"><text:span text:style-name="T3"><text:s text:c="4"/></text:span><text:span text:style-name="br0"><text:span text:style-name="T3">}</text:span></text:span></text:p>
      <text:p text:style-name="P2"><text:span text:style-name="br0"><text:span text:style-name="T3"><text:s/></text:span></text:span></text:p>
      <text:p text:style-name="P3"/>
      <text:p text:style-name="P1"/>
      <text:list xml:id="list29801790" text:continue-numbering="true" text:style-name="WWNum2">
        <text:list-item>
          <text:p text:style-name="P13"><text:span text:style-name="T3">What is the stored in the object obj in following lines of code?<text:line-break/>box obj;<text:line-break/>a) Memory address of allocated memory of object.<text:line-break/></text:span><text:span text:style-name="T3">b) NULL<text:line-break/></text:span><text:span text:style-name="T3">c) Any arbitrary pointer<text:line-break/>d) Garbage</text:span></text:p>
        </text:list-item>
      </text:list>
      <text:p text:style-name="P12"/>
      <text:list xml:id="list29807693" text:continue-numbering="true" text:style-name="WWNum2">
        <text:list-item>
          <text:p text:style-name="P13"><text:span text:style-name="T3">Which of the following is a valid declaration of an object of class Box?<text:line-break/></text:span><text:span text:style-name="T3">a) Box obj = new Box();<text:line-break/></text:span><text:span text:style-name="T3">b) Box obj = new Box;<text:line-break/>c) obj = new Box();<text:line-break/>d) new Box obj;</text:span></text:p>
        </text:list-item>
      </text:list>
      <text:p text:style-name="P12"/>
      <text:list xml:id="list29811663" text:continue-numbering="true" text:style-name="WWNum2">
        <text:list-item>
          <text:p text:style-name="P13"><text:span text:style-name="T3">Which of these operators is used to allocate memory for an object?<text:line-break/>a) malloc<text:line-break/>b) alloc<text:line-break/></text:span><text:span text:style-name="T3">c) new<text:line-break/></text:span><text:span text:style-name="T3">d) give</text:span></text:p>
        </text:list-item>
      </text:list>
      <text:p text:style-name="P12"/>
      <text:list xml:id="list29792557" text:continue-numbering="true" text:style-name="WWNum2">
        <text:list-item>
          <text:p text:style-name="P7">What is the output of this program?</text:p>
        </text:list-item>
      </text:list>
      <text:p text:style-name="P2"><text:span text:style-name="T4"><text:s text:c="4"/></text:span><text:span text:style-name="kw1"><text:span text:style-name="T4">class</text:span></text:span><text:span text:style-name="T4"> main_class </text:span><text:span text:style-name="br0"><text:span text:style-name="T4">{</text:span></text:span></text:p>
      <text:p text:style-name="P2"><text:span text:style-name="T4"><text:s text:c="8"/></text:span><text:span text:style-name="kw1"><text:span text:style-name="T4">public</text:span></text:span><text:span text:style-name="T4"> </text:span><text:span text:style-name="kw1"><text:span text:style-name="T4">static</text:span></text:span><text:span text:style-name="T4"> </text:span><text:span text:style-name="kw4"><text:span text:style-name="T4">void</text:span></text:span><text:span text:style-name="T4"> main</text:span><text:span text:style-name="br0"><text:span text:style-name="T4">(</text:span></text:span><text:span text:style-name="kw3"><text:span text:style-name="T4">String</text:span></text:span><text:span text:style-name="T4"> args</text:span><text:span text:style-name="br0"><text:span text:style-name="T4">[])</text:span></text:span></text:p>
      <text:p text:style-name="P2"><text:span text:style-name="T4"><text:s text:c="8"/></text:span><text:span text:style-name="br0"><text:span text:style-name="T4">{</text:span></text:span></text:p>
      <text:p text:style-name="P2"><text:span text:style-name="T4"><text:s text:c="12"/></text:span><text:span text:style-name="kw4"><text:span text:style-name="T4">int</text:span></text:span><text:span text:style-name="T4"> x </text:span><text:span text:style-name="sy0"><text:span text:style-name="T4">=</text:span></text:span><text:span text:style-name="T4"> </text:span><text:span text:style-name="nu0"><text:span text:style-name="T4">9</text:span></text:span><text:span text:style-name="sy0"><text:span text:style-name="T4">;</text:span></text:span></text:p>
      <text:p text:style-name="P2"><text:span text:style-name="T4"><text:s text:c="12"/></text:span><text:span text:style-name="kw1"><text:span text:style-name="T4">if</text:span></text:span><text:span text:style-name="T4"> </text:span><text:span text:style-name="br0"><text:span text:style-name="T4">(</text:span></text:span><text:span text:style-name="T4">x </text:span><text:span text:style-name="sy0"><text:span text:style-name="T4">==</text:span></text:span><text:span text:style-name="T4"> </text:span><text:span text:style-name="nu0"><text:span text:style-name="T4">9</text:span></text:span><text:span text:style-name="br0"><text:span text:style-name="T4">)</text:span></text:span><text:span text:style-name="T4"> </text:span><text:span text:style-name="br0"><text:span text:style-name="T4">{</text:span></text:span><text:span text:style-name="T4"> </text:span></text:p>
      <text:p text:style-name="P2"><text:span text:style-name="T4"><text:s text:c="16"/></text:span><text:span text:style-name="kw4"><text:span text:style-name="T4">int</text:span></text:span><text:span text:style-name="T4"> x </text:span><text:span text:style-name="sy0"><text:span text:style-name="T4">=</text:span></text:span><text:span text:style-name="T4"> </text:span><text:span text:style-name="nu0"><text:span text:style-name="T4">8</text:span></text:span><text:span text:style-name="sy0"><text:span text:style-name="T4">;</text:span></text:span></text:p>
      <text:p text:style-name="P2"><text:span text:style-name="T4"><text:s text:c="16"/></text:span><text:span text:style-name="kw3"><text:span text:style-name="T4">System</text:span></text:span><text:span text:style-name="T4">.</text:span><text:span text:style-name="me1"><text:span text:style-name="T4">out</text:span></text:span><text:span text:style-name="T4">.</text:span><text:span text:style-name="me1"><text:span text:style-name="T4">println</text:span></text:span><text:span text:style-name="br0"><text:span text:style-name="T4">(</text:span></text:span><text:span text:style-name="T4">x</text:span><text:span text:style-name="br0"><text:span text:style-name="T4">)</text:span></text:span><text:span text:style-name="sy0"><text:span text:style-name="T4">;</text:span></text:span></text:p>
      <text:p text:style-name="P2"><text:soft-page-break/><text:span text:style-name="T4"><text:s text:c="12"/></text:span><text:span text:style-name="br0"><text:span text:style-name="T4">}</text:span></text:span></text:p>
      <text:p text:style-name="P2"><text:span text:style-name="T4"><text:s text:c="8"/></text:span><text:span text:style-name="br0"><text:span text:style-name="T4">}</text:span></text:span><text:span text:style-name="T4"> </text:span></text:p>
      <text:p text:style-name="P2"><text:span text:style-name="T4"><text:s text:c="4"/></text:span><text:span text:style-name="br0"><text:span text:style-name="T4">}</text:span></text:span></text:p>
      <text:p text:style-name="P2"><text:span text:style-name="T4"><text:s/></text:span></text:p>
      <text:p text:style-name="P10"/>
      <text:list xml:id="list29812646" text:continue-numbering="true" text:style-name="WWNum2">
        <text:list-item>
          <text:p text:style-name="P9"><text:span text:style-name="T3">What is the return type of a method that does not returns any value?<text:line-break/>a) int<text:line-break/></text:span><text:span text:style-name="T3">b) float<text:line-break/></text:span><text:span text:style-name="T3">c) void<text:line-break/></text:span><text:span text:style-name="T3">d) double</text:span></text:p>
        </text:list-item>
      </text:list>
      <text:p text:style-name="P8"/>
      <text:list xml:id="list29794832" text:continue-numbering="true" text:style-name="WWNum2">
        <text:list-item>
          <text:p text:style-name="P9">Which of the following is a method having same name as that of it’s class?<text:line-break/>a) finalize<text:line-break/>b) delete<text:line-break/>c) class<text:line-break/>d) constructor</text:p>
        </text:list-item>
      </text:list>
      <text:p text:style-name="P8"/>
      <text:list xml:id="list29814063" text:continue-numbering="true" text:style-name="WWNum2">
        <text:list-item>
          <text:p text:style-name="P13">Which of these method of String class can be used to test to strings for equality?<text:line-break/>a) isequal()<text:line-break/>b) isequals()<text:line-break/>c) equal()<text:line-break/>d) equals()</text:p>
        </text:list-item>
        <text:list-item>
          <text:p text:style-name="P7">What is the output of this program?</text:p>
        </text:list-item>
      </text:list>
      <text:p text:style-name="P2"><text:span text:style-name="T7"><text:s text:c="4"/></text:span><text:span text:style-name="kw1"><text:span text:style-name="T7">class</text:span></text:span><text:span text:style-name="T7"> string_class </text:span><text:span text:style-name="br0"><text:span text:style-name="T7">{</text:span></text:span></text:p>
      <text:p text:style-name="P2"><text:span text:style-name="T7"><text:s text:c="8"/></text:span><text:span text:style-name="kw1"><text:span text:style-name="T7">public</text:span></text:span><text:span text:style-name="T7"> </text:span><text:span text:style-name="kw1"><text:span text:style-name="T7">static</text:span></text:span><text:span text:style-name="T7"> </text:span><text:span text:style-name="kw4"><text:span text:style-name="T7">void</text:span></text:span><text:span text:style-name="T7"> main</text:span><text:span text:style-name="br0"><text:span text:style-name="T7">(</text:span></text:span><text:span text:style-name="kw3"><text:span text:style-name="T7">String</text:span></text:span><text:span text:style-name="T7"> args</text:span><text:span text:style-name="br0"><text:span text:style-name="T7">[])</text:span></text:span></text:p>
      <text:p text:style-name="P2"><text:span text:style-name="T7"><text:s text:c="8"/></text:span><text:span text:style-name="br0"><text:span text:style-name="T7">{</text:span></text:span></text:p>
      <text:p text:style-name="P2"><text:span text:style-name="T7"><text:s text:c="12"/></text:span><text:span text:style-name="kw3"><text:span text:style-name="T7">String</text:span></text:span><text:span text:style-name="T7"> obj </text:span><text:span text:style-name="sy0"><text:span text:style-name="T7">=</text:span></text:span><text:span text:style-name="T7"> </text:span><text:span text:style-name="st0"><text:span text:style-name="T7">"I LIKE JAVA"</text:span></text:span><text:span text:style-name="sy0"><text:span text:style-name="T7">;</text:span></text:span><text:span text:style-name="T7"> <text:s text:c="2"/></text:span></text:p>
      <text:p text:style-name="P2"><text:span text:style-name="T7"><text:s text:c="12"/></text:span><text:span text:style-name="kw3"><text:span text:style-name="T7">System</text:span></text:span><text:span text:style-name="T7">.</text:span><text:span text:style-name="me1"><text:span text:style-name="T7">out</text:span></text:span><text:span text:style-name="T7">.</text:span><text:span text:style-name="me1"><text:span text:style-name="T7">println</text:span></text:span><text:span text:style-name="br0"><text:span text:style-name="T7">(</text:span></text:span><text:span text:style-name="T7">obj.</text:span><text:span text:style-name="me1"><text:span text:style-name="T7">charAt</text:span></text:span><text:span text:style-name="br0"><text:span text:style-name="T7">(</text:span></text:span><text:span text:style-name="nu0"><text:span text:style-name="T7">3</text:span></text:span><text:span text:style-name="br0"><text:span text:style-name="T7">))</text:span></text:span><text:span text:style-name="sy0"><text:span text:style-name="T7">;</text:span></text:span></text:p>
      <text:p text:style-name="P2"><text:span text:style-name="T7"><text:s text:c="8"/></text:span><text:span text:style-name="br0"><text:span text:style-name="T7">}</text:span></text:span><text:span text:style-name="T7"> </text:span></text:p>
      <text:p text:style-name="P2"><text:span text:style-name="T7"><text:s text:c="4"/></text:span><text:span text:style-name="br0"><text:span text:style-name="T7">}</text:span></text:span></text:p>
      <text:p text:style-name="P2"><text:span text:style-name="br0"><text:span text:style-name="T7"><text:s/></text:span></text:span></text:p>
      <text:list xml:id="list29792695" text:continue-numbering="true" text:style-name="WWNum2">
        <text:list-item>
          <text:p text:style-name="P7">What is the output of this program?</text:p>
        </text:list-item>
      </text:list>
      <text:p text:style-name="P2"><text:span text:style-name="T7"><text:s text:c="4"/></text:span><text:span text:style-name="kw1"><text:span text:style-name="T7">class</text:span></text:span><text:span text:style-name="T7"> string_class </text:span><text:span text:style-name="br0"><text:span text:style-name="T7">{</text:span></text:span></text:p>
      <text:p text:style-name="P2"><text:span text:style-name="T7"><text:s text:c="8"/></text:span><text:span text:style-name="kw1"><text:span text:style-name="T7">public</text:span></text:span><text:span text:style-name="T7"> </text:span><text:span text:style-name="kw1"><text:span text:style-name="T7">static</text:span></text:span><text:span text:style-name="T7"> </text:span><text:span text:style-name="kw4"><text:span text:style-name="T7">void</text:span></text:span><text:span text:style-name="T7"> main</text:span><text:span text:style-name="br0"><text:span text:style-name="T7">(</text:span></text:span><text:span text:style-name="kw3"><text:span text:style-name="T7">String</text:span></text:span><text:span text:style-name="T7"> args</text:span><text:span text:style-name="br0"><text:span text:style-name="T7">[])</text:span></text:span></text:p>
      <text:p text:style-name="P2"><text:span text:style-name="T7"><text:s text:c="8"/></text:span><text:span text:style-name="br0"><text:span text:style-name="T7">{</text:span></text:span></text:p>
      <text:p text:style-name="P2"><text:span text:style-name="T7"><text:s text:c="12"/></text:span><text:span text:style-name="kw3"><text:span text:style-name="T7">String</text:span></text:span><text:span text:style-name="T7"> obj </text:span><text:span text:style-name="sy0"><text:span text:style-name="T7">=</text:span></text:span><text:span text:style-name="T7"> </text:span><text:span text:style-name="st0"><text:span text:style-name="T7">"hello"</text:span></text:span><text:span text:style-name="sy0"><text:span text:style-name="T7">;</text:span></text:span></text:p>
      <text:p text:style-name="P2"><text:span text:style-name="T7"><text:s text:c="12"/></text:span><text:span text:style-name="kw3"><text:span text:style-name="T7">String</text:span></text:span><text:span text:style-name="T7"> obj1 </text:span><text:span text:style-name="sy0"><text:span text:style-name="T7">=</text:span></text:span><text:span text:style-name="T7"> </text:span><text:span text:style-name="st0"><text:span text:style-name="T7">"world"</text:span></text:span><text:span text:style-name="sy0"><text:span text:style-name="T7">;</text:span></text:span><text:span text:style-name="T7"> <text:s text:c="2"/></text:span></text:p>
      <text:p text:style-name="P2"><text:span text:style-name="T7"><text:s text:c="12"/></text:span><text:span text:style-name="kw3"><text:span text:style-name="T7">String</text:span></text:span><text:span text:style-name="T7"> obj2 </text:span><text:span text:style-name="sy0"><text:span text:style-name="T7">=</text:span></text:span><text:span text:style-name="T7"> </text:span><text:span text:style-name="st0"><text:span text:style-name="T7">"hello"</text:span></text:span><text:span text:style-name="sy0"><text:span text:style-name="T7">;</text:span></text:span></text:p>
      <text:p text:style-name="P2"><text:span text:style-name="T7"><text:s text:c="12"/></text:span><text:span text:style-name="kw3"><text:span text:style-name="T7">System</text:span></text:span><text:span text:style-name="T7">.</text:span><text:span text:style-name="me1"><text:span text:style-name="T7">out</text:span></text:span><text:span text:style-name="T7">.</text:span><text:span text:style-name="me1"><text:span text:style-name="T7">println</text:span></text:span><text:span text:style-name="br0"><text:span text:style-name="T7">(</text:span></text:span><text:span text:style-name="T7">obj.</text:span><text:span text:style-name="me1"><text:span text:style-name="T7">equals</text:span></text:span><text:span text:style-name="br0"><text:span text:style-name="T7">(</text:span></text:span><text:span text:style-name="T7">obj1</text:span><text:span text:style-name="br0"><text:span text:style-name="T7">)</text:span></text:span><text:span text:style-name="T7"> </text:span><text:span text:style-name="sy0"><text:span text:style-name="T7">+</text:span></text:span><text:span text:style-name="T7"> </text:span><text:span text:style-name="st0"><text:span text:style-name="T7">" "</text:span></text:span><text:span text:style-name="T7"> </text:span><text:span text:style-name="sy0"><text:span text:style-name="T7">+</text:span></text:span><text:span text:style-name="T7"> obj.</text:span><text:span text:style-name="me1"><text:span text:style-name="T7">equals</text:span></text:span><text:span text:style-name="br0"><text:span text:style-name="T7">(</text:span></text:span><text:span text:style-name="T7">obj2</text:span><text:span text:style-name="br0"><text:span text:style-name="T7">))</text:span></text:span><text:span text:style-name="sy0"><text:span text:style-name="T7">;</text:span></text:span></text:p>
      <text:p text:style-name="P2"><text:span text:style-name="T7"><text:s text:c="8"/></text:span><text:span text:style-name="br0"><text:span text:style-name="T7">}</text:span></text:span></text:p>
      <text:p text:style-name="P2"><text:span text:style-name="T7"><text:s text:c="4"/></text:span><text:span text:style-name="br0"><text:span text:style-name="T7">}</text:span></text:span></text:p>
      <text:p text:style-name="P2"><text:bookmark text:name="_GoBack"/><text:span text:style-name="br0"><text:span text:style-name="T7"><text:s/></text:span></text:span></text:p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Lucida Sans Unicode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kw1" style:family="text" style:parent-style-name="Default_20_Paragraph_20_Font"/>
    <style:style style:name="br0" style:family="text" style:parent-style-name="Default_20_Paragraph_20_Font"/>
    <style:style style:name="kw4" style:family="text" style:parent-style-name="Default_20_Paragraph_20_Font"/>
    <style:style style:name="kw3" style:family="text" style:parent-style-name="Default_20_Paragraph_20_Font"/>
    <style:style style:name="sy0" style:family="text" style:parent-style-name="Default_20_Paragraph_20_Font"/>
    <style:style style:name="nu0" style:family="text" style:parent-style-name="Default_20_Paragraph_20_Font"/>
    <style:style style:name="me1" style:family="text" style:parent-style-name="Default_20_Paragraph_20_Font"/>
    <style:style style:name="st0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0.0008in solid #000000" fo:padding="0.0201in" style:shadow="none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veta</meta:initial-creator>
    <meta:editing-cycles>15</meta:editing-cycles>
    <meta:creation-date>2017-08-30T19:24:00</meta:creation-date>
    <dc:date>2019-11-07T09:59:47.85</dc:date>
    <meta:editing-duration>PT1H51M36S</meta:editing-duration>
    <meta:generator>OpenOffice/4.1.3$Win32 OpenOffice.org_project/413m1$Build-9783</meta:generator>
    <meta:document-statistic meta:table-count="0" meta:image-count="0" meta:object-count="0" meta:page-count="3" meta:paragraph-count="81" meta:word-count="403" meta:character-count="25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